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c51e"/>
    </style:style>
    <style:style style:name="P2" style:family="paragraph" style:parent-style-name="Standard">
      <style:text-properties officeooo:paragraph-rsid="00128e89"/>
    </style:style>
    <style:style style:name="P3" style:family="paragraph" style:parent-style-name="Standard">
      <style:text-properties officeooo:rsid="0011c51e" officeooo:paragraph-rsid="0011c51e"/>
    </style:style>
    <style:style style:name="P4" style:family="paragraph" style:parent-style-name="Standard">
      <style:text-properties officeooo:rsid="00128e89" officeooo:paragraph-rsid="00128e89"/>
    </style:style>
    <style:style style:name="P5" style:family="paragraph" style:parent-style-name="Standard">
      <style:text-properties officeooo:rsid="001440a0" officeooo:paragraph-rsid="001440a0"/>
    </style:style>
    <style:style style:name="T1" style:family="text">
      <style:text-properties officeooo:rsid="0011c51e"/>
    </style:style>
    <style:style style:name="T2" style:family="text">
      <style:text-properties style:text-underline-style="solid" style:text-underline-width="auto" style:text-underline-color="font-color" officeooo:rsid="0011c51e"/>
    </style:style>
    <style:style style:name="T3" style:family="text">
      <style:text-properties style:text-underline-style="solid" style:text-underline-width="auto" style:text-underline-color="font-color" officeooo:rsid="00128e89"/>
    </style:style>
    <style:style style:name="T4" style:family="text">
      <style:text-properties officeooo:rsid="00128e89"/>
    </style:style>
    <style:style style:name="T5" style:family="text">
      <style:text-properties officeooo:rsid="001440a0"/>
    </style:style>
    <style:style style:name="T6" style:family="text">
      <style:text-properties officeooo:rsid="0016a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li plus opérationnelle que facebook</text:p>
      <text:p text:style-name="P3"/>
      <text:p text:style-name="P1"><text:span text:style-name="T2">intéret</text:span><text:span text:style-name="T1"> : appli figée 'stop-cambriolage' qui balancent des infos (c'est pas ce dont ils ont besoin)</text:span></text:p>
      <text:p text:style-name="P3"/>
      <text:p text:style-name="P3">ils veulent un truc qui bouge, avec leurs propres problématiques</text:p>
      <text:p text:style-name="P3">divisé en zones (vacances, résidence)</text:p>
      <text:p text:style-name="P3">plus de victimes c'est pas les cambriolage, c'est les délinquants donc exemple: phénomène sur la côté... et ils veulent que les gens aient le réflexe de se dire <text:s/>"est-ce que j'ai laisséouvert mongarage ?"</text:p>
      <text:p text:style-name="P3">par rapport au département</text:p>
      <text:p text:style-name="P3">ils veulent aussi prévenir les trucs grande échelle, les escroqueries de voitures etc..</text:p>
      <text:p text:style-name="P3"/>
      <text:p text:style-name="P3">comparatif météo car: cliquer sur une carte</text:p>
      <text:p text:style-name="P3">séparation entre "attention aux escroqueries" et "cambriolage dans CETTE région", c'est la deuxième partie pour la carte – localiser</text:p>
      <text:p text:style-name="P3"/>
      <text:p text:style-name="P3">alertes pour les utilisateurs en cas de nouveauté (exemple: bip 'il ya des soucis dans ce coin')</text:p>
      <text:p text:style-name="P3"/>
      <text:p text:style-name="P3">c'est les gendarmes qui rentrent les données, les gens ne donnent pas d'infos</text:p>
      <text:p text:style-name="P3">"j'ai vu quelque-chose, que dois-je faire ?", on peut faire des pré-plaintes en ligne, renvoie vers le lien par exemple</text:p>
      <text:p text:style-name="P3"/>
      <text:p text:style-name="P3">les infos généralistes c'est sur facebook</text:p>
      <text:p text:style-name="P3"/>
      <text:p text:style-name="P4">ils veulent que les gens soient notifiés des soucis dans toute l<text:span text:style-name="T6">e département</text:span> (gaffe à trop de notifications)</text:p>
      <text:p text:style-name="P4">on reste sur l'ile et vilaine (départemental)</text:p>
      <text:p text:style-name="P4"/>
      <text:p text:style-name="P4">notifications : 1 par semaine, 1 par jour...</text:p>
      <text:p text:style-name="P2"><text:span text:style-name="T4">infractions graves et cambriolages principalement (</text:span><text:span text:style-name="T3">ex</text:span><text:span text:style-name="T4">: vol de carte bleue)</text:span></text:p>
      <text:p text:style-name="P4">un niveau d'importance par rapport aux notifications (plus importante, moins importante...)</text:p>
      <text:p text:style-name="P4"/>
      <text:p text:style-name="P2"><text:span text:style-name="T4">ILLE ET VILAINE –</text:span><text:span text:style-name="T5"> échelle départementale</text:span></text:p>
      <text:p text:style-name="P4"/>
      <text:p text:style-name="P4">pour les notif, elles sont géolocalisées par un point, et la zone c'est autour</text:p>
      <text:p text:style-name="P4"/>
      <text:p text:style-name="P5">ils ont les serveurs, ou peuvent les acheter</text:p>
      <text:p text:style-name="P5">besoin de se renseigner sur la taille, la charge max, le débit</text:p>
      <text:p text:style-name="P5">pas de rémunération avec les bandeau publicitaires</text:p>
      <text:p text:style-name="P5"/>
      <text:p text:style-name="P5">a lancer avant l'été prochain</text:p>
      <text:p text:style-name="P5"/>
      <text:p text:style-name="P5">gens touchés : adultes, au-delà de 20 ans</text:p>
      <text:p text:style-name="P5"/>
      <text:p text:style-name="P5">est-ce qu'ils ont déjà des comptes windows phone et iphone ?</text:p>
      <text:p text:style-name="P5">Quelles sont leurs capacités de serveur ?</text:p>
      <text:p text:style-name="P5"/>
      <text:p text:style-name="P5">Ils sont tous boulevard clémenceau</text:p>
      <text:p text:style-name="P5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2S</meta:editing-duration>
    <meta:editing-cycles>7</meta:editing-cycles>
    <meta:generator>LibreOffice/4.0.1.2$Windows_x86 LibreOffice_project/84102822e3d61eb989ddd325abf1ac077904985</meta:generator>
    <dc:date>2013-10-18T12:22:27.27</dc:date>
    <meta:document-statistic meta:table-count="0" meta:image-count="0" meta:object-count="0" meta:page-count="2" meta:paragraph-count="28" meta:word-count="304" meta:character-count="1905" meta:non-whitespace-character-count="1626"/>
    <meta:user-defined meta:name="Info 1"/>
    <meta:user-defined meta:name="Info 2"/>
    <meta:user-defined meta:name="Info 3"/>
    <meta:user-defined meta:name="Info 4"/>
  </office:meta>
</office:document-meta>
</file>